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5pt" officeooo:rsid="000f0dce" officeooo:paragraph-rsid="000f0dce" style:font-size-asian="5pt" style:font-size-complex="5pt"/>
    </style:style>
    <style:style style:name="P2" style:family="paragraph" style:parent-style-name="Standard">
      <style:text-properties style:font-name="Ubuntu Mono" fo:font-size="5pt" officeooo:rsid="000f9198" officeooo:paragraph-rsid="000f9198" style:font-size-asian="5pt" style:font-size-complex="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ral/</text:p>
      <text:p text:style-name="P2"><text:s text:c="4"/>Very Fast 1080p30</text:p>
      <text:p text:style-name="P1"><text:s text:c="8"/>Small H.264 video (up to 1080p30) and AAC stereo audio, in an MP4 container.</text:p>
      <text:p text:style-name="P1"><text:s text:c="4"/>Very Fast 720p30</text:p>
      <text:p text:style-name="P1"><text:s text:c="8"/>Small H.264 video (up to 720p30) and AAC stereo audio, in an MP4 container.</text:p>
      <text:p text:style-name="P1"><text:s text:c="4"/>Very Fast 576p25</text:p>
      <text:p text:style-name="P1"><text:s text:c="8"/>Small H.264 video (up to 576p25) and AAC stereo audio, in an MP4 container.</text:p>
      <text:p text:style-name="P1"><text:s text:c="4"/>Very Fast 480p30</text:p>
      <text:p text:style-name="P1"><text:s text:c="8"/>Small H.264 video (up to 480p30) and AAC stereo audio, in an MP4 container.</text:p>
      <text:p text:style-name="P1"><text:s text:c="4"/>Fast 1080p30</text:p>
      <text:p text:style-name="P1"><text:s text:c="8"/>H.264 video (up to 1080p30) and AAC stereo audio, in an MP4 container.</text:p>
      <text:p text:style-name="P1"><text:s text:c="4"/>Fast 720p30</text:p>
      <text:p text:style-name="P1"><text:s text:c="8"/>H.264 video (up to 720p30) and AAC stereo audio, in an MP4 container.</text:p>
      <text:p text:style-name="P1"><text:s text:c="4"/>Fast 576p25</text:p>
      <text:p text:style-name="P1"><text:s text:c="8"/>H.264 video (up to 576p25) and AAC stereo audio, in an MP4 container.</text:p>
      <text:p text:style-name="P1"><text:s text:c="4"/>Fast 480p30</text:p>
      <text:p text:style-name="P1"><text:s text:c="8"/>H.264 video (up to 480p30) and AAC stereo audio, in an MP4 container.</text:p>
      <text:p text:style-name="P1"><text:s text:c="4"/>HQ 1080p30 Surround</text:p>
      <text:p text:style-name="P1"><text:s text:c="8"/>High quality H.264 video (up to 1080p30), AAC stereo audio, and Dolby Digital (AC-3) surround audio, in an MP4 container.</text:p>
      <text:p text:style-name="P1"><text:s text:c="4"/>HQ 720p30 Surround</text:p>
      <text:p text:style-name="P1"><text:s text:c="8"/>High quality H.264 video (up to 720p30), AAC stereo audio, and Dolby Digital (AC-3) surround audio, in an MP4 container.</text:p>
      <text:p text:style-name="P1"><text:s text:c="4"/>HQ 576p25 Surround</text:p>
      <text:p text:style-name="P1"><text:s text:c="8"/>High quality H.264 video (up to 576p25), AAC stereo audio, and Dolby Digital (AC-3) surround audio, in an MP4 container.</text:p>
      <text:p text:style-name="P1"><text:s text:c="4"/>HQ 480p30 Surround</text:p>
      <text:p text:style-name="P1"><text:s text:c="8"/>High quality H.264 video (up to 480p30), AAC stereo audio, and Dolby Digital (AC-3) surround audio, in an MP4 container.</text:p>
      <text:p text:style-name="P1"><text:s text:c="4"/>Super HQ 1080p30 Surround</text:p>
      <text:p text:style-name="P1"><text:s text:c="8"/>Super high quality H.264 video (up to 1080p30), AAC stereo audio, and Dolby Digital (AC-3) surround audio, in an MP4 container.</text:p>
      <text:p text:style-name="P1"><text:s text:c="4"/>Super HQ 720p30 Surround</text:p>
      <text:p text:style-name="P1"><text:s text:c="8"/>Super high quality H.264 video (up to 720p30), AAC stereo audio, and Dolby Digital (AC-3) surround audio, in an MP4 container.</text:p>
      <text:p text:style-name="P1"><text:s text:c="4"/>Super HQ 576p25 Surround</text:p>
      <text:p text:style-name="P1"><text:s text:c="8"/>Super high quality H.264 video (up to 576p25), AAC stereo audio, and Dolby Digital (AC-3) surround audio, in an MP4 container.</text:p>
      <text:p text:style-name="P1"><text:s text:c="4"/>Super HQ 480p30 Surround</text:p>
      <text:p text:style-name="P1"><text:s text:c="8"/>Super high quality H.264 video (up to 480p30), AAC stereo audio, and Dolby Digital (AC-3) surround audio, in an MP4 container.</text:p>
      <text:p text:style-name="P1">Web/</text:p>
      <text:p text:style-name="P1"><text:s text:c="4"/>Gmail Large 3 Minutes 720p30</text:p>
      <text:p text:style-name="P1"><text:s text:c="8"/>Encode up to 3 minutes of video in large size for Gmail (25 MB or less). H.264 video (up to 720p30) and AAC stereo audio, in an MP4 container.</text:p>
      <text:p text:style-name="P1"><text:s text:c="4"/>Gmail Medium 5 Minutes 480p30</text:p>
      <text:p text:style-name="P1"><text:s text:c="8"/>Encode up to 5 minutes of video in medium size for Gmail (25 MB or less). H.264 video (up to 480p30) and AAC stereo audio, in an MP4 container.</text:p>
      <text:p text:style-name="P1"><text:s text:c="4"/>Gmail Small 10 Minutes 288p30</text:p>
      <text:p text:style-name="P1"><text:s text:c="8"/>Encode up to 10 minutes of video in small size for Gmail (25 MB or less). H.264 video (up to 288p30) and AAC mono audio, in an MP4 container.</text:p>
      <text:p text:style-name="P1">Devices/</text:p>
      <text:p text:style-name="P1"><text:s text:c="4"/>Android 1080p30</text:p>
      <text:p text:style-name="P1"><text:s text:c="8"/>H.264 video (up to 1080p30) and AAC stereo audio, in an MP4 container. Compatible with Android devices.</text:p>
      <text:p text:style-name="P1"><text:s text:c="4"/>Android 720p30</text:p>
      <text:p text:style-name="P1"><text:s text:c="8"/>H.264 video (up to 720p30) and AAC stereo audio, in an MP4 container. Compatible with Android devices.</text:p>
      <text:p text:style-name="P1"><text:s text:c="4"/>Android 576p25</text:p>
      <text:p text:style-name="P1"><text:s text:c="8"/>H.264 video (up to 576p25) and AAC stereo audio, in an MP4 container. Compatible with Android devices.</text:p>
      <text:p text:style-name="P1"><text:s text:c="4"/>Android 480p30</text:p>
      <text:p text:style-name="P1"><text:s text:c="8"/>H.264 video (up to 480p30) and AAC stereo audio, in an MP4 container. Compatible with Android devices.</text:p>
      <text:p text:style-name="P1"><text:s text:c="4"/>Apple 1080p60 Surround</text:p>
      <text:p text:style-name="P1"><text:s text:c="8"/>H.264 video (up to 1080p60), AAC stereo audio, and Dolby Digital (AC-3) surround audio, in an MP4 container. Compatible with Apple iPad Pro; iPad Air; iPad mini 2nd, 3rd Generation and later; Apple TV 4th Generation and later.</text:p>
      <text:p text:style-name="P1"><text:s text:c="4"/>Apple 1080p30 Surround</text:p>
      <text:p text:style-name="P1"><text:s text:c="8"/>H.264 video (up to 1080p30), AAC stereo audio, and Dolby Digital (AC-3) surround audio, in an MP4 container. Compatible with Apple iPhone 5, 5S, 6, 6s, and later; iPod touch 6th Generation and later; iPad Pro; iPad Air; iPad 3rd, 4th Generation and later; iPad mini; Apple TV 3rd Generation and later.</text:p>
      <text:p text:style-name="P1"><text:s text:c="4"/>Apple 720p30 Surround</text:p>
      <text:p text:style-name="P1"><text:s text:c="8"/>H.264 video (up to 720p30), AAC stereo audio, and Dolby Digital (AC-3) surround audio, in an MP4 container. Compatible with Apple iPhone 4 and later; iPod touch 4th, 5th Generation and later; Apple TV 2nd Generation and later.</text:p>
      <text:p text:style-name="P1"><text:s text:c="4"/>Apple 540p30 Surround</text:p>
      <text:p text:style-name="P1"><text:s text:c="8"/>H.264 video (up to 540p30), AAC stereo audio, and Dolby Digital (AC-3) surround audio, in an MP4 container. Compatible with Apple iPhone 1st Generation, 3G, 3GS, and later; iPod touch 1st, 2nd, 3rd Generation and later; iPod Classic; Apple TV 1st Generation and later.</text:p>
      <text:p text:style-name="P1"><text:s text:c="4"/>Apple 240p30</text:p>
      <text:p text:style-name="P1"><text:s text:c="8"/>H.264 video (up to 240p30) and AAC stereo audio, in an MP4 container. Compatible with Apple iPod 5th Generation and later.</text:p>
      <text:p text:style-name="P1"><text:s text:c="4"/>Chromecast 1080p30 Surround</text:p>
      <text:p text:style-name="P1"><text:s text:c="8"/>H.264 video (up to 1080p30), AAC stereo audio, and Dolby Digital (AC-3) surround audio, in an MP4 container. Compatible with Google Chromecast.</text:p>
      <text:p text:style-name="P1"><text:s text:c="4"/>Fire TV 1080p30 Surround</text:p>
      <text:p text:style-name="P1"><text:s text:c="8"/>H.264 video (up to 1080p30), AAC stereo audio, and Dolby Digital (AC-3) audio, in an MP4 container. Compatible with Amazon Fire TV.</text:p>
      <text:p text:style-name="P1"><text:s text:c="4"/>PlayStation 1080p30 Surround</text:p>
      <text:p text:style-name="P1"><text:s text:c="8"/>H.264 video (up to 1080p30), AAC stereo audio, and Dolby Digital (AC-3) surround audio, in an MP4 container. Compatible with PlayStation 3 and 4.</text:p>
      <text:p text:style-name="P1"><text:s text:c="4"/>PlayStation 720p30</text:p>
      <text:p text:style-name="P1"><text:s text:c="8"/>H.264 video (up to 720p30) and AAC stereo audio, in an MP4 container. Compatible with PlayStation Vita TV.</text:p>
      <text:p text:style-name="P1"><text:s text:c="4"/>PlayStation 540p30</text:p>
      <text:p text:style-name="P1"><text:s text:c="8"/>H.264 video (up to 540p30) and AAC stereo audio, in an MP4 container. Compatible with PlayStation Vita.</text:p>
      <text:p text:style-name="P1"><text:s text:c="4"/>Roku 2160p60 4K Surround</text:p>
      <text:p text:style-name="P1"><text:s text:c="8"/>H.265 video (up to 2160p60), AAC stereo audio, and surround audio, in an MKV container. Compatible with Roku 4.</text:p>
      <text:p text:style-name="P1"><text:s text:c="4"/>Roku 2160p30 4K Surround</text:p>
      <text:p text:style-name="P1"><text:s text:c="8"/>H.265 video (up to 2160p30), AAC stereo audio, and surround audio, in an MKV container. Compatible with Roku 4.</text:p>
      <text:p text:style-name="P1"><text:s text:c="4"/>Roku 1080p30 Surround</text:p>
      <text:p text:style-name="P1"><text:s text:c="8"/>H.264 video (up to 1080p30), AAC stereo audio, and Dolby Digital (AC-3) surround audio, in an MP4 container. Compatible with Roku 1080p models.</text:p>
      <text:p text:style-name="P1"><text:s text:c="4"/>Roku 720p30 Surround</text:p>
      <text:p text:style-name="P1"><text:s text:c="8"/>H.264 video (up to 720p30), AAC stereo audio, and Dolby Digital (AC-3) surround audio, in an MP4 container. Compatible with Roku 720p models.</text:p>
      <text:p text:style-name="P1"><text:s text:c="4"/>Roku 576p25</text:p>
      <text:p text:style-name="P1"><text:s text:c="8"/>H.264 video (up to 576p25) and AAC stereo audio, in an MP4 container. Compatible with Roku standard definition models.</text:p>
      <text:p text:style-name="P1"><text:s text:c="4"/>Roku 480p30</text:p>
      <text:p text:style-name="P1"><text:s text:c="8"/>H.264 video (up to 480p30) and AAC stereo audio, in an MP4 container. Compatible with Roku standard definition models.</text:p>
      <text:p text:style-name="P1"><text:s text:c="4"/>Windows Mobile 1080p30</text:p>
      <text:p text:style-name="P1"><text:s text:c="8"/>H.264 video (up to 1080p30) and AAC stereo audio, in an MP4 container. Compatible with Windows Mobile devices with Qualcomm Snapdragon 800 (MSM8974), S4 (MSM8x30, MSM8960), and better CPUs.</text:p>
      <text:p text:style-name="P1"><text:s text:c="4"/>Windows Mobile 720p30</text:p>
      <text:p text:style-name="P1"><text:s text:c="8"/>H.264 video (up to 720p30) and AAC stereo audio, in an MP4 container. Compatible with Windows Mobile devices with Qualcomm Snapdragon S4 (MSM8x27), S2 (MSM8x55), S1 (MSM8x50), and better CPUs.</text:p>
      <text:p text:style-name="P1"><text:s text:c="4"/>Windows Mobile 540p30</text:p>
      <text:p text:style-name="P1"><text:s text:c="8"/>H.264 video (up to 540p30) and AAC stereo audio, in an MP4 container. Compatible with Windows Mobile devices with Qualcomm Snapdragon 200 (MSM8210, MSM8212) and better CPUs.</text:p>
      <text:p text:style-name="P1"><text:s text:c="4"/>Windows Mobile 480p30</text:p>
      <text:p text:style-name="P1"><text:s text:c="8"/>H.264 video (up to 480p30) and AAC stereo audio, in an MP4 container. Compatible with Windows Mobile devices with Qualcomm Snapdragon S1 (MSM7x27a) and better CPUs.</text:p>
      <text:p text:style-name="P1"><text:s text:c="4"/>Xbox 1080p30 Surround</text:p>
      <text:p text:style-name="P1"><text:s text:c="8"/>H.264 video (up to 1080p30), AAC stereo audio, and Dolby Digital (AC-3) surround audio, in an MP4 container. Compatible with Xbox One.</text:p>
      <text:p text:style-name="P1"><text:s text:c="4"/>Xbox Legacy 1080p30 Surround</text:p>
      <text:p text:style-name="P1"><text:s text:c="8"/>H.264 video (up to 1080p30), AAC stereo audio, and Dolby Digital (AC-3) surround audio, in an MP4 container. Compatible with Xbox 360.</text:p>
      <text:p text:style-name="P1">Legacy/</text:p>
      <text:p text:style-name="P1"><text:s text:c="4"/>Normal</text:p>
      <text:p text:style-name="P1"><text:s text:c="8"/>Legacy HandBrake 0.10.x H.264 Main Profile preset.</text:p>
      <text:p text:style-name="P1"><text:s text:c="4"/>High Profile</text:p>
      <text:p text:style-name="P1"><text:s text:c="8"/>Legacy HandBrake 0.10.x H.264 High Profile preset.</text:p>
      <text:p text:style-name="P1"><text:s text:c="4"/>Universal</text:p>
      <text:p text:style-name="P1"><text:s text:c="8"/>Legacy HandBrake 0.10.x preset including Dolby Digital (AC-3) surround sound and compatible with nearly all Apple devices.</text:p>
      <text:p text:style-name="P1"><text:s text:c="4"/>iPod</text:p>
      <text:p text:style-name="P1"><text:s text:c="8"/>Legacy HandBrake 0.10.x preset compatible with Apple iPod 5th Generation and later.</text:p>
      <text:p text:style-name="P1"><text:s text:c="4"/>iPhone &amp; iPod touch</text:p>
      <text:p text:style-name="P1"><text:s text:c="8"/>Legacy HandBrake 0.10.x preset compatible with Apple iPhone 4, iPod touch 3rd Generation, and later devices.</text:p>
      <text:p text:style-name="P1"><text:s text:c="4"/>iPad</text:p>
      <text:p text:style-name="P1"><text:s text:c="8"/>Legacy HandBrake 0.10.x preset compatible with Apple iPad (all generations).</text:p>
      <text:p text:style-name="P1"><text:s text:c="4"/>AppleTV</text:p>
      <text:p text:style-name="P1"><text:s text:c="8"/>Legacy HandBrake 0.10.x preset including Dolby Digital (AC-3) surround sound, compatible with Apple TV 1st Generation and later.</text:p>
      <text:p text:style-name="P1"><text:s text:c="4"/>AppleTV 2</text:p>
      <text:p text:style-name="P1"><text:s text:c="8"/>Legacy HandBrake 0.10.x preset including Dolby Digital (AC-3) surround sound, compatible with Apple TV 2nd Generation and later.</text:p>
      <text:p text:style-name="P1"><text:s text:c="4"/>AppleTV 3</text:p>
      <text:p text:style-name="P1"><text:s text:c="8"/>Legacy HandBrake 0.10.x preset including Dolby Digital (AC-3) surround sound, compatible with Apple TV 3rd Generation and later.</text:p>
      <text:p text:style-name="P1"><text:s text:c="4"/>Android</text:p>
      <text:p text:style-name="P1"><text:s text:c="8"/>Legacy HandBrake 0.10.x preset compatible with Android 2.3 and later handheld devices.</text:p>
      <text:p text:style-name="P1"><text:s text:c="4"/>Android Tablet</text:p>
      <text:p text:style-name="P1"><text:s text:c="8"/>Legacy HandBrake 0.10.x preset compatible with Android 2.3 and later tablets.</text:p>
      <text:p text:style-name="P1"><text:s text:c="4"/>Windows Phone 8</text:p>
      <text:p text:style-name="P1"><text:s text:c="8"/>Legacy HandBrake 0.10.x preset compatible with most Windows Phone 8 dev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1402in" fo:margin-bottom="0.1402in" fo:margin-left="0.1201in" fo:margin-right="0.1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6:24:22.205062819</meta:creation-date>
    <dc:date>2017-11-13T14:58:13.667934708</dc:date>
    <meta:editing-duration>PT10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8" meta:word-count="1319" meta:character-count="8717" meta:non-whitespace-character-count="6832"/>
  </office:meta>
</office:document-meta>
</file>